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1">
      <style:paragraph-properties fo:margin-left="0.5in" fo:margin-right="0in" fo:margin-top="0in" fo:margin-bottom="0.0429in" loext:contextual-spacing="false" fo:text-indent="-0.25in" style:auto-text-indent="false"/>
    </style:style>
    <style:style style:name="P30" style:family="paragraph" style:parent-style-name="Standard" style:list-style-name="WWNum3">
      <style:paragraph-properties fo:margin-left="0.5in" fo:margin-right="0in" fo:margin-top="0in" fo:margin-bottom="0.0429in" loext:contextual-spacing="false" fo:text-indent="-0.25in" style:auto-text-indent="false"/>
    </style:style>
    <style:style style:name="P31" style:family="paragraph" style:parent-style-name="Heading_20_1" style:list-style-name="WWNum2"/>
    <style:style style:name="P32" style:family="paragraph" style:parent-style-name="Heading_20_1" style:list-style-name="WWNum2">
      <style:paragraph-properties fo:break-before="auto" fo:break-after="auto"/>
    </style:style>
    <style:style style:name="P33" style:family="paragraph" style:parent-style-name="Heading_20_1">
      <style:paragraph-properties fo:margin-left="0in" fo:margin-right="0in" fo:text-indent="0in" style:auto-text-indent="false"/>
    </style:style>
    <style:style style:name="P34" style:family="paragraph" style:parent-style-name="Heading_20_1" style:list-style-name="WWNum2">
      <style:paragraph-properties fo:break-before="page"/>
    </style:style>
    <style:style style:name="P35"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aczyuw2yex2w"/><text:span text:style-name="T1">Aplicaciones Ofimáticas (Office Applications)</text:span><text:span text:style-name="T2"><text:line-break/></text:span><text:span text:style-name="T3">Unit 06. Assessable activities 01</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5">Updated December 2022</text:span></text:p>
      <text:p text:style-name="P4"><text:span text:style-name="T6">License</text:span></text:p>
      <text:p text:style-name="P6"><text:span text:style-name="T7">Attribution - Noncommercial - ShareAlike </text:span><text:span text:style-name="T8">(BY-NC-SA): No commercial use of the original work or possible derivative works is allowed, the distribution of which must be done with a license equal to the one that regulates the original work.</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pan text:style-name="T9"><text:s/>📕 </text:span><text:span text:style-name="T10">To submit</text:span></text:p>
      <text:p text:style-name="P12"><text:soft-page-break/><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Deadline</text:span></text:a><text:span text:style-name="T18"><text:tab/>3</text:span></text:p>
          <text:p text:style-name="P14"><text:a xlink:type="simple" xlink:href="#_9maybllx2a09" text:style-name="Index_20_Link" text:visited-style-name="Index_20_Link"><text:span text:style-name="T18">2. Observations prior to carrying out assessable tasks</text:span></text:a><text:span text:style-name="T18"><text:tab/>3</text:span></text:p>
          <text:p text:style-name="P14"><text:a xlink:type="simple" xlink:href="#_mddm13ai61n6" text:style-name="Index_20_Link" text:visited-style-name="Index_20_Link"><text:span text:style-name="T18">3. Exercise 01</text:span></text:a><text:span text:style-name="T18"><text:tab/>3</text:span></text:p>
          <text:p text:style-name="P14"><text:a xlink:type="simple" xlink:href="#_zfin7g2mnwq7" text:style-name="Index_20_Link" text:visited-style-name="Index_20_Link"><text:span text:style-name="T18">4. Exercise 02 (English)</text:span></text:a><text:span text:style-name="T18"><text:tab/>3</text:span></text:p>
          <text:p text:style-name="P14"><text:a xlink:type="simple" xlink:href="#_vezlvvbas9kb" text:style-name="Index_20_Link" text:visited-style-name="Index_20_Link"><text:span text:style-name="T18">5. Exercise 03</text:span></text:a><text:span text:style-name="T18"><text:tab/>4</text:span></text:p>
          <text:p text:style-name="P14"><text:a xlink:type="simple" xlink:href="#_dsjphn3ca0o4" text:style-name="Index_20_Link" text:visited-style-name="Index_20_Link"><text:span text:style-name="T18">6. Exercise 04</text:span></text:a><text:span text:style-name="T18"><text:tab/>4</text:span></text:p>
          <text:p text:style-name="P15"><text:a xlink:type="simple" xlink:href="#_lbfk5ee63ap5" text:style-name="Index_20_Link" text:visited-style-name="Index_20_Link"><text:span text:style-name="T18">7. Exercise 05 (English)</text:span></text:a><text:span text:style-name="T18"><text:tab/>4</text:span></text:p>
        </text:index-body>
      </text:table-of-content>
      <text:p text:style-name="P16"/>
      <text:p text:style-name="P16"/>
      <text:p text:style-name="P16"/>
      <text:p text:style-name="P18"/>
      <text:p text:style-name="P18"/>
      <text:p text:style-name="P18"/>
      <text:p text:style-name="P19"/>
      <text:p text:style-name="P19"/>
      <text:p text:style-name="P19"/>
      <text:p text:style-name="P19"/>
      <text:p text:style-name="P19"/>
      <text:p text:style-name="P19"/>
      <text:p text:style-name="P19"/>
      <text:p text:style-name="P20"><text:span text:style-name="T15">Unit 06. assessable activities 01</text:span></text:p>
      <text:list xml:id="list2030773651" text:style-name="WWNum2">
        <text:list-item>
          <text:p text:style-name="P32"><text:bookmark text:name="_dbh0n1vac4c8"/>Deadline</text:p>
        </text:list-item>
      </text:list>
      <text:p text:style-name="Standard"><text:span text:style-name="T10">Deadline: </text:span><text:span text:style-name="T19">Friday, January 20 at 11:55 p.m.</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50250646984442" text:continue-numbering="true" text:style-name="WWNum2">
        <text:list-item>
          <text:p text:style-name="P32"><text:bookmark text:name="_9maybllx2a09"/><text:soft-page-break/>Observations prior to carrying out assessable tasks</text:p>
        </text:list-item>
      </text:list>
      <text:list xml:id="list419067891" text:style-name="WWNum1">
        <text:list-item>
          <text:p text:style-name="P25">Except for exceptions that are indicated in each activity, you must generate a single document for the entire newsletter and in that document include the response to each activity.</text:p>
        </text:list-item>
        <text:list-item>
          <text:p text:style-name="P27">If delivery requires delivery of several files, deliver them compressed into a single file with a ".zip" extension.</text:p>
        </text:list-item>
        <text:list-item>
          <text:p text:style-name="P27">When documents are delivered, they must have a good presentation. Although the document to be delivered is small, it must have a cover, index, header, footer (with page number), in addition to being consistent in style.</text:p>
        </text:list-item>
        <text:list-item>
          <text:p text:style-name="P27">The index will only be necessary if the document (not counting the cover) occupies more than one page and has more than one section.</text:p>
        </text:list-item>
        <text:list-item>
          <text:p text:style-name="P29">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50249169180621" text:continue-list="list50250646984442" text:style-name="WWNum2">
        <text:list-item>
          <text:p text:style-name="P32"><text:bookmark text:name="_mddm13ai61n6"/>Exercise 01</text:p>
        </text:list-item>
      </text:list>
      <text:p text:style-name="P10">Generate a small infographic summarizing the steps to follow to execute a challenge in AOF, so that a newcomer student who does not know how to work with challenges can see how they work. <text:span text:style-name="T19">It is not necessary to narrate the explanation, but it will be requested in an activity in the next unit.</text:span></text:p>
      <text:p text:style-name="P11"><text:span text:style-name="T9"><text:s/>📕 </text:span><text:span text:style-name="T10">To submit: </text:span>presentation made with Canva exported to PDF and MP4.</text:p>
      <text:list xml:id="list50249355457150" text:continue-numbering="true" text:style-name="WWNum2">
        <text:list-item>
          <text:p text:style-name="P31"><text:bookmark text:name="_zfin7g2mnwq7"/>Exercise 02 (English)</text:p>
        </text:list-item>
      </text:list>
      <text:p text:style-name="Standard">Generate a script of a funny (but respectful of others!) story in English (it can be an original story, it can tell something from a manga, from a series, etc.). To do this, make a presentation in English using <text:a xlink:type="simple" xlink:href="https://canva.com" text:style-name="ListLabel_20_19" text:visited-style-name="ListLabel_20_19"><text:span text:style-name="T20">https://canva.com</text:span></text:a> to tell that story. The presentation should not be longer than 15 slides and should not use more than 10 words per slide. Use appropriate images, videos, and music from Canva. The presentation should have soft background music. <text:span text:style-name="T19">It is not necessary to tell the story, but it will be requested in an activity in the next unit.</text:span></text:p>
      <text:p text:style-name="P11"><text:span text:style-name="T9"><text:s/>📕 </text:span><text:span text:style-name="T10">To submit: </text:span>presentation <text:span text:style-name="T19">in English</text:span> made with Canva, exported to PDF and MP4.</text:p>
      <text:p text:style-name="P33"><text:bookmark text:name="_3ognio9qj6za"/></text:p>
      <text:list xml:id="list50250987141542" text:continue-numbering="true" text:style-name="WWNum2">
        <text:list-item>
          <text:p text:style-name="P34"><text:bookmark text:name="_vezlvvbas9kb"/>Exercise 03</text:p>
        </text:list-item>
      </text:list>
      <text:p text:style-name="Standard">Generate a small presentation in Spanish explaining what a pyramid scam is <text:a xlink:type="simple" xlink:href="https://youtu.be/6haYNo_9174" text:style-name="ListLabel_20_19" text:visited-style-name="ListLabel_20_19"><text:span text:style-name="T20">https://youtu.be/6haYNo_9174</text:span></text:a> and giving an example of how these scams work with "Trading Academies" <text:a xlink:type="simple" xlink:href="https://youtu.be/wr4VB82EooQ" text:style-name="ListLabel_20_19" text:visited-style-name="ListLabel_20_19"><text:span text:style-name="T20">https://youtu.be/wr4VB82EooQ</text:span></text:a>.</text:p>
      <text:p text:style-name="Standard">To do this, make a presentation<text:span text:style-name="T19"> in Spanish</text:span> using <text:a xlink:type="simple" xlink:href="https://canva.com" text:style-name="ListLabel_20_19" text:visited-style-name="ListLabel_20_19"><text:span text:style-name="T20">https://canva.com</text:span></text:a>. The presentation should not be longer than 15 slides and should not use more than 10 words per slide. Use appropriate images, videos, and music from Canva. The presentation should have soft background music. <text:span text:style-name="T19">It is not necessary to narrate the explanation, but it will be requested in an activity in the next unit.</text:span></text:p>
      <text:p text:style-name="P11"><text:span text:style-name="T9"><text:s/>📕 </text:span><text:span text:style-name="T10">To submit: </text:span>presentation made with Canva, exported to PDF and MP4.</text:p>
      <text:list xml:id="list50250383179295" text:continue-numbering="true" text:style-name="WWNum2">
        <text:list-item>
          <text:p text:style-name="P31"><text:bookmark text:name="_dsjphn3ca0o4"/>Exercise 04</text:p>
        </text:list-item>
      </text:list>
      <text:p text:style-name="Standard">Generate a short presentation in Spanish explaining 5 online Internet tools that you find useful, using <text:a xlink:type="simple" xlink:href="https://canva.com" text:style-name="ListLabel_20_19" text:visited-style-name="ListLabel_20_19"><text:span text:style-name="T20">https://canva.com</text:span></text:a>. The presentation should not be longer than 15 slides and should not use more than 10 words per slide. Use appropriate images, videos, and music from Canva Presentation should have soft background music. <text:span text:style-name="T19">It is not necessary to narrate the explanation, but it will be requested in an activity in the next unit.</text:span></text:p>
      <text:p text:style-name="P11"><text:span text:style-name="T9"><text:s/>📕 </text:span><text:span text:style-name="T10">To submit: </text:span>Presentation made with Canva, exported to PDF and MP4.</text:p>
      <text:list xml:id="list50249730777030" text:continue-numbering="true" text:style-name="WWNum2">
        <text:list-item>
          <text:p text:style-name="P31"><text:bookmark text:name="_lbfk5ee63ap5"/>Exercise 05 (English)</text:p>
        </text:list-item>
      </text:list>
      <text:p text:style-name="Standard">Generate using Canva some elements (in English) for a fictitious company that you invent:</text:p>
      <text:list xml:id="list4071569349" text:style-name="WWNum3">
        <text:list-item>
          <text:p text:style-name="P26">Business card template.</text:p>
        </text:list-item>
        <text:list-item>
          <text:p text:style-name="P28">Advertising brochure of your services in triptych format.</text:p>
        </text:list-item>
        <text:list-item>
          <text:p text:style-name="P28">Advertising poster for an event organized by the company.</text:p>
        </text:list-item>
        <text:list-item>
          <text:p text:style-name="P30">An Instagram story (or similar), promoting an event organized by the company.</text:p>
        </text:list-item>
      </text:list>
      <text:p text:style-name="P11"><text:span text:style-name="T9"><text:s/>📕 </text:span><text:span text:style-name="T10">To submit: </text:span>materials generated<text:span text:style-name="T10"> </text:span><text:span text:style-name="T19">in English</text:span> in PDF and MP4 format as appropri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6. Assessable activities 01</text:span></text:p>
      </style:header>
      <style:footer>
        <text:p text:style-name="MP4"><text:span text:style-name="MT1">Aplicaciones Ofimáticas (Office Applications)<text:tab/><text:tab/>UD06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5" meta:word-count="792" meta:character-count="4738" meta:non-whitespace-character-count="4001"/>
    <meta:generator>LibreOfficeDev/6.0.5.2$Linux_X86_64 LibreOffice_project/</meta:generator>
  </office:meta>
</office:document-meta>
</file>